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wollmux.rdf" manifest:media-type="application/rdf+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text:display="none"/>
    </style:style>
    <style:style style:name="P2" style:family="paragraph" style:parent-style-name="Standard">
      <style:text-properties officeooo:rsid="0016f053" officeooo:paragraph-rsid="0016f053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161in" svg:height="0.0161in" draw:z-index="0">
        <draw:text-box>
          <text:p text:style-name="P1"><office:annotation><dc:creator>WollMuxVersion</dc:creator><dc:date>0000-00-00T00:00:00</dc:date><text:p>Version: 18.0.2-SNAPSHOT</text:p></office:annotation><office:annotation><dc:creator>OOoVersion</dc:creator><dc:date>0000-00-00T00:00:00</dc:date><text:p>6.3.0.0.alpha1.0.0.alpha1</text:p></office:annotation><office:annotation><dc:creator>WollMuxSeriendruck</dc:creator><dc:date>0000-00-00T00:00:00</dc:date><text:p/><text:p>WM(</text:p><text:p/><text:p><text:s text:c="2"/>Seriendruck(</text:p><text:p><text:s text:c="4"/>Datenquelle(TYPE "calc" URL "file:///D:/tasks/lhm-460-wlmx/8000_v01.ods" TABLE "Tabelle1")</text:p><text:p><text:s text:c="2"/>)</text:p><text:p>)</text:p></office:annotation></text:p>
        </draw:text-box>
      </draw:frame>
      <text:p text:style-name="P2">templa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3T15:42:18.880000000</meta:creation-date>
    <dc:date>2019-05-24T14:43:07.513000000</dc:date>
    <meta:editing-duration>PT51M7S</meta:editing-duration>
    <meta:editing-cycles>2</meta:editing-cycles>
    <meta:generator>LibreOfficeDev/6.3.0.0.alpha1$Windows_x86 LibreOffice_project/267199af12a0225c8c48a75861aede6224ac6629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